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898in"/>
    </style:style>
    <style:style style:name="co2" style:family="table-column">
      <style:table-column-properties fo:break-before="auto" style:column-width="6.911in"/>
    </style:style>
    <style:style style:name="co3" style:family="table-column">
      <style:table-column-properties fo:break-before="auto" style:column-width="2.24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882in" fo:break-before="auto" style:use-optimal-row-height="fals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7382in" fo:break-before="auto" style:use-optimal-row-height="true"/>
    </style:style>
    <style:style style:name="ro4" style:family="table-row">
      <style:table-row-properties style:row-height="0.9583in" fo:break-before="auto" style:use-optimal-row-height="false"/>
    </style:style>
    <style:style style:name="ro5" style:family="table-row">
      <style:table-row-properties style:row-height="0.5181in" fo:break-before="auto" style:use-optimal-row-height="false"/>
    </style:style>
    <style:style style:name="ro6" style:family="table-row">
      <style:table-row-properties style:row-height="0.4402in" fo:break-before="auto" style:use-optimal-row-height="false"/>
    </style:style>
    <style:style style:name="ro7" style:family="table-row">
      <style:table-row-properties style:row-height="1.4508in" fo:break-before="auto" style:use-optimal-row-height="true"/>
    </style:style>
    <style:style style:name="ro8" style:family="table-row">
      <style:table-row-properties style:row-height="0.2409in" fo:break-before="auto" style:use-optimal-row-height="true"/>
    </style:style>
    <style:style style:name="ro9" style:family="table-row">
      <style:table-row-properties style:row-height="0.9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style:font-name="Calibri" fo:font-size="14pt" style:font-size-asian="14pt" style:font-size-complex="14pt"/>
    </style:style>
    <style:style style:name="ce2" style:family="table-cell" style:parent-style-name="Default">
      <style:text-properties style:font-name="Calibri" fo:font-size="14pt" style:font-size-asian="14pt" style:font-size-complex="14pt"/>
    </style:style>
    <style:style style:name="ce3" style:family="table-cell" style:parent-style-name="Default">
      <style:text-properties style:font-name="Times New Roman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/>
    </style:style>
    <style:style style:name="T3" style:family="text">
      <style:text-properties style:font-name="Calibri" fo:font-weight="bold" style:font-weight-asian="bold" style:font-weight-complex="bold"/>
    </style:style>
    <style:style style:name="T4" style:family="text">
      <style:text-properties style:font-name="Calibri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Service used for Flightbook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gentCalculation</text:p>
          </table:table-cell>
          <table:table-cell table:style-name="ce2" office:value-type="string" calcext:value-type="string">
            <text:p>All services are used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eatmap</text:p>
          </table:table-cell>
          <table:table-cell table:style-name="ce2" office:value-type="string" calcext:value-type="string">
            <text:p>List of services <text:span text:style-name="T1">used</text:span></text:p>
            <text:p/>
            <text:p>1. POST:  /{sessionId}/seatmap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Insurance</text:p>
          </table:table-cell>
          <table:table-cell table:style-name="ce2" office:value-type="string" calcext:value-type="string">
            <text:p>List of services <text:span text:style-name="T1">not used</text:span></text:p>
            <text:p><text:span text:style-name="T1"/></text:p>
            <text:p>1. GET: GET /{sessionId}/insurance/availableFare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Ancillary</text:p>
          </table:table-cell>
          <table:table-cell table:style-name="ce2" office:value-type="string" calcext:value-type="string">
            <text:p>All services are used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<text:span text:style-name="T2">List of services </text:span><text:span text:style-name="T3">used</text:span></text:p>
            <text:p/>
            <text:p>1. POST:  /{sessionId}/document</text:p>
          </table:table-cell>
          <table:table-cell table:number-columns-repeated="1022"/>
        </table:table-row>
        <table:table-row table:style-name="ro6">
          <table:table-cell table:style-name="ce2" office:value-type="string" calcext:value-type="string">
            <text:p>CustomerRegistry</text:p>
          </table:table-cell>
          <table:table-cell table:style-name="ce2" office:value-type="string" calcext:value-type="string">
            <text:p>All services are used</text:p>
          </table:table-cell>
          <table:table-cell table:number-columns-repeated="1022"/>
        </table:table-row>
        <table:table-row table:style-name="ro7">
          <table:table-cell table:style-name="ce2" office:value-type="string" calcext:value-type="string">
            <text:p>AvailbleFare</text:p>
          </table:table-cell>
          <table:table-cell table:style-name="ce2" office:value-type="string" calcext:value-type="string">
            <text:p>List of services <text:span text:style-name="T1">not used</text:span></text:p>
            <text:p/>
            <text:p>1. POST: /{sessionId}/availableFare/calendar/{calendarFareSearchId}</text:p>
            <text:p>2. GET: /{sessionId}/availableFare/history</text:p>
            <text:p>3. GET: /{sessionId}/availableFare/history/{fareSearchId}</text:p>
            <text:p>4. GET: /{sessionId}/availableFare/{fareSearchId}/additionalAgentMarkup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FareFamily</text:p>
          </table:table-cell>
          <table:table-cell table:style-name="ce2" office:value-type="string" calcext:value-type="string">
            <text:p>All services are used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SuperPNR</text:p>
          </table:table-cell>
          <table:table-cell table:style-name="ce2" office:value-type="string" calcext:value-type="string">
            <text:p>All services are not used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ClientSession</text:p>
          </table:table-cell>
          <table:table-cell table:style-name="ce2" office:value-type="string" calcext:value-type="string">
            <text:p><text:span text:style-name="T2">List of services </text:span><text:span text:style-name="T3">not used</text:span></text:p>
            <text:p/>
            <text:p>POST: /clientSession/createWithToken</text:p>
            <text:p>POST: /clientSession/jsonWebToken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Booking</text:p>
          </table:table-cell>
          <table:table-cell table:style-name="ce2" office:value-type="string" calcext:value-type="string">
            <text:p><text:span text:style-name="T2">List of services </text:span><text:span text:style-name="T3">not used</text:span></text:p>
            <text:p/>
            <text:p>POST: /{sessionId}/booking/update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onfiguration</text:p>
          </table:table-cell>
          <table:table-cell table:style-name="ce2" office:value-type="string" calcext:value-type="string">
            <text:p><text:span text:style-name="T2">List of services </text:span><text:span text:style-name="T3">not used</text:span></text:p>
            <text:p/>
            <text:p>GET: /{sessionId}/configuration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GeoCountry</text:p>
          </table:table-cell>
          <table:table-cell table:style-name="ce2" office:value-type="string" calcext:value-type="string">
            <text:p><text:span text:style-name="T2">List of services </text:span><text:span text:style-name="T3">not used</text:span></text:p>
            <text:p/>
            <text:p>GET: /{sessionId}/geoCountry/{twoLetterCode}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ayment</text:p>
          </table:table-cell>
          <table:table-cell table:style-name="ce2" office:value-type="string" calcext:value-type="string">
            <text:p>List of services <text:span text:style-name="T1">used</text:span></text:p>
            <text:p/>
            <text:p>1. GET: /{sessionId}/payment/shoppingCart/{shoppingCartId}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WebServiceTunnel</text:p>
          </table:table-cell>
          <table:table-cell table:style-name="ce2" office:value-type="string" calcext:value-type="string">
            <text:p>All services are not used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uperPNRDetails</text:p>
          </table:table-cell>
          <table:table-cell table:style-name="ce2" office:value-type="string" calcext:value-type="string">
            <text:p><text:span text:style-name="T2">List of services </text:span><text:span text:style-name="T3">used</text:span></text:p>
            <text:p/>
            <text:p><text:span text:style-name="T4">1. GET: GET /{sessionId}/superPNR/{superPnrId}/details</text:span></text:p>
          </table:table-cell>
          <table:table-cell table:number-columns-repeated="1022"/>
        </table:table-row>
        <table:table-row table:style-name="ro7">
          <table:table-cell table:style-name="ce2" office:value-type="string" calcext:value-type="string">
            <text:p>ShoppingCart</text:p>
          </table:table-cell>
          <table:table-cell table:style-name="ce2" office:value-type="string" calcext:value-type="string">
            <text:p><text:span text:style-name="T2">List of services </text:span><text:span text:style-name="T3">not used</text:span></text:p>
            <text:p/>
            <text:p>1. GET: /{sessionId}/shoppingCart</text:p>
            <text:p>2. POST: /{sessionId}/shoppingCart</text:p>
            <text:p>3. DELETE: /{sessionId}/shoppingCart/{shoppingCartId}</text:p>
            <text:p>4. GET: /{sessionId}/shoppingCart/{shoppingCartId}/items/travelSummary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Upsell</text:p>
          </table:table-cell>
          <table:table-cell table:style-name="ce2" office:value-type="string" calcext:value-type="string">
            <text:p>All services are used</text:p>
          </table:table-cell>
          <table:table-cell table:number-columns-repeated="1022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1:18:23.4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0:56:00.744000000</meta:creation-date>
    <dc:date>2017-05-22T11:30:55.153000000</dc:date>
    <meta:editing-duration>PT1H27M23S</meta:editing-duration>
    <meta:editing-cycles>2</meta:editing-cycles>
    <meta:generator>LibreOffice/4.3.5.2$Windows_x86 LibreOffice_project/3a87456aaa6a95c63eea1c1b3201acedf0751bd5</meta:generator>
    <meta:document-statistic meta:table-count="1" meta:cell-count="40" meta:object-count="0"/>
  </office:meta>
</office:document-meta>
</file>